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1cm" fo:margin-left="0cm" table:align="left"/>
    </style:style>
    <style:style style:name="Tabelle2.A" style:family="table-column">
      <style:table-column-properties style:column-width="1.376cm"/>
    </style:style>
    <style:style style:name="Tabelle2.B" style:family="table-column">
      <style:table-column-properties style:column-width="5.239cm"/>
    </style:style>
    <style:style style:name="Tabelle2.C" style:family="table-column">
      <style:table-column-properties style:column-width="10.396cm"/>
    </style:style>
    <style:style style:name="Tabelle2.1" style:family="table-row">
      <style:table-row-properties style:min-row-height="3.15cm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7" style:family="table-row">
      <style:table-row-properties style:min-row-height="2.905cm"/>
    </style:style>
    <style:style style:name="Tabel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231111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3" style:family="paragraph" style:parent-style-name="Table_20_Contents">
      <style:paragraph-properties fo:text-align="center" style:justify-single-word="false"/>
      <style:text-properties style:font-name="Arial" officeooo:rsid="001376c2" officeooo:paragraph-rsid="001376c2"/>
    </style:style>
    <style:style style:name="P4" style:family="paragraph" style:parent-style-name="Table_20_Contents">
      <style:text-properties style:font-name="Arial" officeooo:rsid="0014756d" officeooo:paragraph-rsid="0014756d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14756d" officeooo:paragraph-rsid="0014756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1a234a" officeooo:paragraph-rsid="001a234a"/>
    </style:style>
    <style:style style:name="P8" style:family="paragraph" style:parent-style-name="Table_20_Contents">
      <style:paragraph-properties fo:text-align="start" style:justify-single-word="false"/>
      <style:text-properties style:font-name="Arial" officeooo:rsid="001a5d90" officeooo:paragraph-rsid="001a5d90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1b9bb4" officeooo:paragraph-rsid="001b9bb4"/>
    </style:style>
    <style:style style:name="P10" style:family="paragraph" style:parent-style-name="Table_20_Contents">
      <style:paragraph-properties fo:text-align="start" style:justify-single-word="false"/>
      <style:text-properties style:font-name="Arial" officeooo:rsid="001b9bb4" officeooo:paragraph-rsid="001b9bb4"/>
    </style:style>
    <style:style style:name="P11" style:family="paragraph" style:parent-style-name="Table_20_Contents">
      <style:paragraph-properties fo:text-align="start" style:justify-single-word="false"/>
      <style:text-properties style:font-name="Arial" officeooo:rsid="001d3bb1" officeooo:paragraph-rsid="001d3bb1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1f4fc9" officeooo:paragraph-rsid="001f4fc9"/>
    </style:style>
    <style:style style:name="P13" style:family="paragraph" style:parent-style-name="Table_20_Contents">
      <style:paragraph-properties fo:text-align="start" style:justify-single-word="false"/>
      <style:text-properties style:font-name="Arial" officeooo:rsid="001f4fc9" officeooo:paragraph-rsid="001f4fc9"/>
    </style:style>
    <style:style style:name="P14" style:family="paragraph" style:parent-style-name="Standard">
      <style:text-properties officeooo:paragraph-rsid="001376c2"/>
    </style:style>
    <style:style style:name="P15" style:family="paragraph" style:parent-style-name="Text_20_body">
      <style:text-properties style:font-name="Arial" officeooo:rsid="0014756d" officeooo:paragraph-rsid="0014756d"/>
    </style:style>
    <style:style style:name="P16" style:family="paragraph" style:parent-style-name="Table_20_Contents" style:list-style-name="L1">
      <style:text-properties style:font-name="Arial" officeooo:rsid="001a234a" officeooo:paragraph-rsid="001a234a"/>
    </style:style>
    <style:style style:name="P17" style:family="paragraph" style:parent-style-name="Table_20_Contents" style:list-style-name="L2">
      <style:text-properties style:font-name="Arial" officeooo:rsid="001a234a" officeooo:paragraph-rsid="001a234a"/>
    </style:style>
    <style:style style:name="P18" style:family="paragraph" style:parent-style-name="Table_20_Contents" style:list-style-name="L3">
      <style:text-properties style:font-name="Arial" officeooo:rsid="001a234a" officeooo:paragraph-rsid="001a234a"/>
    </style:style>
    <style:style style:name="P19" style:family="paragraph" style:parent-style-name="Table_20_Contents" style:list-style-name="L4">
      <style:text-properties style:font-name="Arial" officeooo:rsid="001a234a" officeooo:paragraph-rsid="001a234a"/>
    </style:style>
    <style:style style:name="P20" style:family="paragraph" style:parent-style-name="Table_20_Contents" style:list-style-name="L5">
      <style:text-properties style:font-name="Arial" officeooo:rsid="001a5d90" officeooo:paragraph-rsid="001a5d90"/>
    </style:style>
    <style:style style:name="P21" style:family="paragraph" style:parent-style-name="Table_20_Contents" style:list-style-name="L6">
      <style:text-properties style:font-name="Arial" officeooo:rsid="001b9bb4" officeooo:paragraph-rsid="001b9bb4"/>
    </style:style>
    <style:style style:name="P22" style:family="paragraph" style:parent-style-name="Table_20_Contents" style:list-style-name="L7">
      <style:text-properties style:font-name="Arial" officeooo:rsid="001b9bb4" officeooo:paragraph-rsid="001b9bb4"/>
    </style:style>
    <style:style style:name="P23" style:family="paragraph" style:parent-style-name="Table_20_Contents" style:list-style-name="L8">
      <style:text-properties style:font-name="Arial" officeooo:rsid="001b9bb4" officeooo:paragraph-rsid="001b9bb4"/>
    </style:style>
    <style:style style:name="P24" style:family="paragraph" style:parent-style-name="Table_20_Contents" style:list-style-name="L9">
      <style:text-properties style:font-name="Arial" officeooo:rsid="001b9bb4" officeooo:paragraph-rsid="001b9bb4"/>
    </style:style>
    <style:style style:name="P25" style:family="paragraph" style:parent-style-name="Table_20_Contents" style:list-style-name="L10">
      <style:text-properties style:font-name="Arial" officeooo:rsid="001b9bb4" officeooo:paragraph-rsid="001b9bb4"/>
    </style:style>
    <style:style style:name="P26" style:family="paragraph" style:parent-style-name="Table_20_Contents" style:list-style-name="L11">
      <style:text-properties style:font-name="Arial" officeooo:rsid="001b9bb4" officeooo:paragraph-rsid="001b9bb4"/>
    </style:style>
    <style:style style:name="P27" style:family="paragraph" style:parent-style-name="Table_20_Contents" style:list-style-name="L11">
      <style:text-properties style:font-name="Arial" officeooo:rsid="001d3bb1" officeooo:paragraph-rsid="001d3bb1"/>
    </style:style>
    <style:style style:name="P28" style:family="paragraph" style:parent-style-name="Table_20_Contents" style:list-style-name="L12">
      <style:text-properties style:font-name="Arial" officeooo:rsid="001d3bb1" officeooo:paragraph-rsid="001d3bb1"/>
    </style:style>
    <style:style style:name="P29" style:family="paragraph" style:parent-style-name="Table_20_Contents" style:list-style-name="L13">
      <style:text-properties style:font-name="Arial" officeooo:rsid="001e06b5" officeooo:paragraph-rsid="001e06b5"/>
    </style:style>
    <style:style style:name="P30" style:family="paragraph" style:parent-style-name="Table_20_Contents" style:list-style-name="L13">
      <style:text-properties style:font-name="Arial" officeooo:rsid="001f4fc9" officeooo:paragraph-rsid="001f4fc9"/>
    </style:style>
    <style:style style:name="T1" style:family="text">
      <style:text-properties officeooo:rsid="00232872"/>
    </style:style>
    <style:style style:name="T2" style:family="text">
      <style:text-properties officeooo:rsid="0014756d"/>
    </style:style>
    <style:style style:name="T3" style:family="text">
      <style:text-properties fo:font-weight="bold" officeooo:rsid="0019ba97" style:font-weight-asian="bold" style:font-weight-complex="bold"/>
    </style:style>
    <style:style style:name="T4" style:family="text">
      <style:text-properties fo:font-weight="bold" officeooo:rsid="001a234a" style:font-weight-asian="bold" style:font-weight-complex="bold"/>
    </style:style>
    <style:style style:name="T5" style:family="text">
      <style:text-properties fo:font-weight="bold" officeooo:rsid="002130f8" style:font-weight-asian="bold" style:font-weight-complex="bold"/>
    </style:style>
    <style:style style:name="T6" style:family="text">
      <style:text-properties officeooo:rsid="001d3bb1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4">Module: <text:span text:style-name="T3">2</text:span></text:p>
          </table:table-cell>
          <table:table-cell table:style-name="Tabelle4.A1" office:value-type="string">
            <text:p text:style-name="P4">Element: <text:span text:style-name="T5">3</text:span></text:p>
          </table:table-cell>
          <table:table-cell table:style-name="Tabelle4.C1" office:value-type="string">
            <text:p text:style-name="P4">Title: <text:span text:style-name="T4">Conditional statements</text:span></text:p>
          </table:table-cell>
        </table:table-row>
        <table:table-row>
          <table:table-cell table:style-name="Tabelle4.A2" table:number-columns-spanned="3" office:value-type="string">
            <text:p text:style-name="P4">Remarks: </text:p>
            <text:p text:style-name="P4"/>
          </table:table-cell>
          <table:covered-table-cell/>
          <table:covered-table-cell/>
        </table:table-row>
      </table:table>
      <text:p text:style-name="P15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6">Screen</text:p>
          </table:table-cell>
          <table:table-cell table:style-name="Tabelle1.C1" office:value-type="string">
            <text:p text:style-name="P6">Description</text:p>
          </table:table-cell>
        </table:table-row>
        <table:table-row table:style-name="Tabelle1.2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7">What are</text:p>
            <text:p text:style-name="P7">conditional statements?</text:p>
          </table:table-cell>
          <table:table-cell table:style-name="Tabelle1.C2" office:value-type="string">
            <text:list xml:id="list3818105837946366552" text:style-name="L1">
              <text:list-item>
                <text:p text:style-name="P16">With conditional statements we can make decisions in our programs</text:p>
              </text:list-item>
              <text:list-item>
                <text:p text:style-name="P16">Conditional statements are “control flow statements”; they control which statements are executed based on a given condition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7">{Image recipe}</text:p>
          </table:table-cell>
          <table:table-cell table:style-name="Tabelle1.C3" office:value-type="string">
            <text:list xml:id="list8820308282540142545" text:style-name="L2">
              <text:list-item>
                <text:p text:style-name="P17">In our cooking analogy we could say that, if you want your dish extra hot, add a hot pepper to it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3</text:p>
          </table:table-cell>
          <table:table-cell table:style-name="Tabelle1.A2" office:value-type="string">
            <text:p text:style-name="P7">If you want your meal extra hot, then add a hot pepper to it.</text:p>
          </table:table-cell>
          <table:table-cell table:style-name="Tabelle1.C4" office:value-type="string">
            <text:list xml:id="list2601288697302965154" text:style-name="L3">
              <text:list-item>
                <text:p text:style-name="P18">Let's have a look at how we express this in a sentence: We have a condition (“If you want you meal extra hot”) and we have the consequence; the thing that happens if the condition is true (“then add a hot pepper to it”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7">If you want your meal extra hot, then add a hot pepper to it.</text:p>
          </table:table-cell>
          <table:table-cell table:style-name="Tabelle1.C5" office:value-type="string">
            <text:list xml:id="list6977083659905709037" text:style-name="L4">
              <text:list-item>
                <text:p text:style-name="P19">What happens when you don't want your meal hot? Well, nothing... The consequence only applies if the condition is true. If you don't like your meal hot, you don't add a hot chili, do you?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5</text:p>
          </table:table-cell>
          <table:table-cell table:style-name="Tabelle1.A2" office:value-type="string">
            <text:p text:style-name="P8"><text:s text:c="6"/>If <text:span text:style-name="T7">extra_hot</text:span> Then</text:p>
            <text:p text:style-name="P8"><text:s text:c="8"/>add_hot_chili</text:p>
            <text:p text:style-name="P8"><text:s text:c="6"/>End If</text:p>
          </table:table-cell>
          <table:table-cell table:style-name="Tabelle1.C6" office:value-type="string">
            <text:list xml:id="list2017853776900492155" text:style-name="L5">
              <text:list-item>
                <text:p text:style-name="P20">In code we can express it like thi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6</text:p>
          </table:table-cell>
          <table:table-cell table:style-name="Tabelle1.A2" office:value-type="string">
            <text:p text:style-name="P9">Do you want curly fries, or do you want wedges?</text:p>
          </table:table-cell>
          <table:table-cell table:style-name="Tabelle1.C7" office:value-type="string">
            <text:list xml:id="list825119064207042022" text:style-name="L6">
              <text:list-item>
                <text:p text:style-name="P21">Let's look at another example: here we have two options; we either take curly fires as side dish, or we take potato wedges</text:p>
              </text:list-item>
            </text:list>
          </table:table-cell>
        </table:table-row>
        <text:soft-page-break/>
        <table:table-row table:style-name="Tabelle1.2">
          <table:table-cell table:style-name="Tabelle1.A2" office:value-type="string">
            <text:p text:style-name="P2">7</text:p>
          </table:table-cell>
          <table:table-cell table:style-name="Tabelle1.A2" office:value-type="string">
            <text:p text:style-name="P10"><text:s text:c="4"/>If <text:span text:style-name="T7">serve_fries</text:span> Then</text:p>
            <text:p text:style-name="P10"><text:s text:c="6"/>side_dish = fries</text:p>
            <text:p text:style-name="P10"><text:s text:c="4"/>Else</text:p>
            <text:p text:style-name="P10"><text:s text:c="6"/>side_dish = wedges</text:p>
            <text:p text:style-name="P10"><text:s text:c="4"/>End If</text:p>
          </table:table-cell>
          <table:table-cell table:style-name="Tabelle1.C8" office:value-type="string">
            <text:list xml:id="list4679592432364601146" text:style-name="L7">
              <text:list-item>
                <text:p text:style-name="P22">Here we first check the condition. If it is true, we execute the statement in the if block.</text:p>
              </text:list-item>
              <text:list-item>
                <text:p text:style-name="P22">But now we also have an alternative: If the condition is false, we can do something else</text:p>
              </text:list-item>
            </text:list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5">8</text:p>
          </table:table-cell>
          <table:table-cell table:style-name="Tabelle2.A1" office:value-type="string">
            <text:p text:style-name="P9">Steak</text:p>
            <text:p text:style-name="P10">rare <text:s text:c="16"/>52-55°C</text:p>
            <text:p text:style-name="P10">medium rare <text:s text:c="2"/>55-60°C</text:p>
            <text:p text:style-name="P10">medium <text:s text:c="10"/>60-65°C</text:p>
          </table:table-cell>
          <table:table-cell table:style-name="Tabelle2.C1" office:value-type="string">
            <text:list xml:id="list3254765783594461633" text:style-name="L8">
              <text:list-item>
                <text:p text:style-name="P23">How do you like your steak?</text:p>
              </text:list-item>
              <text:list-item>
                <text:p text:style-name="P23">Each term is associated with a temperature range</text:p>
              </text:list-item>
              <text:list-item>
                <text:p text:style-name="P23">We now have three cases; How do we set the min and max temperature for the three cases?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5">9</text:p>
          </table:table-cell>
          <table:table-cell table:style-name="Tabelle2.A2" office:value-type="string">
            <text:p text:style-name="P9">{If-Else If code}</text:p>
          </table:table-cell>
          <table:table-cell table:style-name="Tabelle2.C2" office:value-type="string">
            <text:list xml:id="list7129557277363376333" text:style-name="L9">
              <text:list-item>
                <text:p text:style-name="P24">We can use else if to check for more than one conditional</text:p>
              </text:list-item>
              <text:list-item>
                <text:p text:style-name="P24">We check the first condition, if it is true, we execute the first block. If not, we check the next one, and so on...</text:p>
              </text:list-item>
              <text:list-item>
                <text:p text:style-name="P24">But what about “medium well”? We don't have a case for it...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3">1<text:span text:style-name="T2">0</text:span></text:p>
          </table:table-cell>
          <table:table-cell table:style-name="Tabelle2.A2" office:value-type="string">
            <text:p text:style-name="P10"><text:s text:c="6"/>Else</text:p>
            <text:p text:style-name="P10"><text:s text:c="8"/>cannot_handle</text:p>
            <text:p text:style-name="P10"><text:s text:c="6"/>End If</text:p>
          </table:table-cell>
          <table:table-cell table:style-name="Tabelle2.C3" office:value-type="string">
            <text:list xml:id="list6185912003133656956" text:style-name="L10">
              <text:list-item>
                <text:p text:style-name="P25">We can add a else-clause that handles all other cases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3">1<text:span text:style-name="T2">1</text:span></text:p>
          </table:table-cell>
          <table:table-cell table:style-name="Tabelle2.A2" office:value-type="string">
            <text:p text:style-name="P11"><text:s text:c="6"/>If <text:span text:style-name="T7">condition</text:span> Then</text:p>
            <text:p text:style-name="P11"><text:s text:c="8"/>statement</text:p>
            <text:p text:style-name="P11"><text:s text:c="6"/>Else</text:p>
            <text:p text:style-name="P11"><text:s text:c="8"/>statement</text:p>
            <text:p text:style-name="P11"><text:s text:c="6"/>End If</text:p>
          </table:table-cell>
          <table:table-cell table:style-name="Tabelle2.C4" office:value-type="string">
            <text:list xml:id="list6362182904866899050" text:style-name="L11">
              <text:list-item>
                <text:p text:style-name="P26">To summarize: <text:span text:style-name="T6">If-then</text:span></text:p>
              </text:list-item>
              <text:list-item>
                <text:p text:style-name="P27">The if statement is mandatory: if the condition is true, the body of the if-statement is executed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3">1<text:span text:style-name="T2">2</text:span></text:p>
          </table:table-cell>
          <table:table-cell table:style-name="Tabelle2.A2" office:value-type="string">
            <text:p text:style-name="P11"><text:s text:c="6"/>If <text:span text:style-name="T7">condition</text:span> Then</text:p>
            <text:p text:style-name="P11"><text:s text:c="8"/>statement</text:p>
            <text:p text:style-name="P11"><text:s text:c="6"/>End If</text:p>
          </table:table-cell>
          <table:table-cell table:style-name="Tabelle2.C5" office:value-type="string">
            <text:list xml:id="list4250544734662650150" text:style-name="L12">
              <text:list-item>
                <text:p text:style-name="P28">If-then-else</text:p>
              </text:list-item>
              <text:list-item>
                <text:p text:style-name="P28">But we can also add an alternative, the else branch. If the condition is false, we jump into the else branch. The else branch is optional.</text:p>
              </text:list-item>
              <text:list-item>
                <text:p text:style-name="P28">There can be only one else-branch and it is always at the end of and if-statement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3">1<text:span text:style-name="T2">3</text:span></text:p>
          </table:table-cell>
          <table:table-cell table:style-name="Tabelle2.A2" office:value-type="string">
            <text:p text:style-name="P11"><text:s text:c="6"/>If <text:span text:style-name="T7">condition</text:span> Then</text:p>
            <text:p text:style-name="P11"><text:s text:c="8"/>statement</text:p>
            <text:p text:style-name="P11"><text:s text:c="6"/>Else If <text:span text:style-name="T7">condition</text:span> Then</text:p>
            <text:p text:style-name="P11"><text:s text:c="8"/>statement</text:p>
            <text:p text:style-name="P11"><text:s text:c="6"/>End If</text:p>
          </table:table-cell>
          <table:table-cell table:style-name="Tabelle2.C10" office:value-type="string">
            <text:list xml:id="list6134943202675188704" text:style-name="L13">
              <text:list-item>
                <text:p text:style-name="P29">We can add additional checks by adding else-if-clauses</text:p>
              </text:list-item>
              <text:list-item>
                <text:p text:style-name="P29">Else-if-clauses are optional and not constraint in number</text:p>
              </text:list-item>
              <text:list-item>
                <text:p text:style-name="P29">You can add an else-branch at the end of a series of else-if-statements</text:p>
              </text:list-item>
            </text:list>
          </table:table-cell>
        </table:table-row>
        <text:soft-page-break/>
        <table:table-row table:style-name="Tabelle2.7">
          <table:table-cell table:style-name="Tabelle2.A2" office:value-type="string">
            <text:p text:style-name="P12">14</text:p>
          </table:table-cell>
          <table:table-cell table:style-name="Tabelle2.A2" office:value-type="string">
            <text:p text:style-name="P12">Boolean expressions</text:p>
            <text:p text:style-name="P12">value comparison</text:p>
          </table:table-cell>
          <table:table-cell table:style-name="Tabelle2.C10" office:value-type="string">
            <text:list xml:id="list213733670112826" text:continue-numbering="true" text:style-name="L13">
              <text:list-item>
                <text:p text:style-name="P30">Now that we have a basic understanding of what conditional statements are, let's have a look at how we can compare values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12">15</text:p>
          </table:table-cell>
          <table:table-cell table:style-name="Tabelle2.A2" office:value-type="string">
            <text:p text:style-name="P12">Data type bool</text:p>
          </table:table-cell>
          <table:table-cell table:style-name="Tabelle2.C10" office:value-type="string">
            <text:list xml:id="list213733499350230" text:continue-numbering="true" text:style-name="L13">
              <text:list-item>
                <text:p text:style-name="P30">Let's review the data type bool. It expresses a truth value, so it is either true or false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12">16</text:p>
          </table:table-cell>
          <table:table-cell table:style-name="Tabelle2.A2" office:value-type="string">
            <text:p text:style-name="P12">Comparison</text:p>
            <text:p text:style-name="P12">=, &lt;&gt;, &lt;, &gt;, &lt;=, &gt;=</text:p>
          </table:table-cell>
          <table:table-cell table:style-name="Tabelle2.C10" office:value-type="string">
            <text:list xml:id="list213734349901803" text:continue-numbering="true" text:style-name="L13">
              <text:list-item>
                <text:p text:style-name="P30">How can we get a truth value? In most cases we do a comparison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12">17</text:p>
          </table:table-cell>
          <table:table-cell table:style-name="Tabelle2.A2" office:value-type="string">
            <text:p text:style-name="P12">3 &gt; 1 =&gt; true</text:p>
            <text:p text:style-name="P12">3&lt; 2 =&gt; false</text:p>
          </table:table-cell>
          <table:table-cell table:style-name="Tabelle2.C10" office:value-type="string">
            <text:list xml:id="list213734700655212" text:continue-numbering="true" text:style-name="L13">
              <text:list-item>
                <text:p text:style-name="P30">Here are some examples of how we can compare values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12">18</text:p>
          </table:table-cell>
          <table:table-cell table:style-name="Tabelle2.A2" office:value-type="string">
            <text:p text:style-name="P13"><text:s text:c="6"/>a = 5</text:p>
            <text:p text:style-name="P13"/>
            <text:p text:style-name="P13"><text:s text:c="6"/>If a &gt; 3 Then</text:p>
            <text:p text:style-name="P13"><text:s text:c="8"/>print “a is &gt; 3”</text:p>
            <text:p text:style-name="P13"><text:s text:c="6"/>End If</text:p>
          </table:table-cell>
          <table:table-cell table:style-name="Tabelle2.C11" office:value-type="string">
            <text:list xml:id="list213733563246805" text:continue-numbering="true" text:style-name="L13">
              <text:list-item>
                <text:p text:style-name="P30">Let's see and example: the line “print 'a is &gt; 3'” is only executed, if a is greater than 3. As we assigned 5 to the variable a, the statement will be executed</text:p>
              </text:list-item>
            </text:list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31111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2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0T11:03:13.901000000</meta:creation-date>
    <dc:title>Storyboard</dc:title>
    <meta:editing-duration>PT26M30S</meta:editing-duration>
    <meta:editing-cycles>9</meta:editing-cycles>
    <meta:generator>LibreOffice/5.1.2.2$Windows_x86 LibreOffice_project/d3bf12ecb743fc0d20e0be0c58ca359301eb705f</meta:generator>
    <dc:date>2017-08-07T21:09:20.667000000</dc:date>
    <meta:document-statistic meta:table-count="3" meta:image-count="1" meta:object-count="0" meta:page-count="3" meta:paragraph-count="101" meta:word-count="685" meta:character-count="3670" meta:non-whitespace-character-count="2860"/>
    <meta:template xlink:type="simple" xlink:actuate="onRequest" xlink:title="Storyboard" xlink:href="file:///C:/Users/Wolfgang/AppData/Roaming/LibreOffice/4/user/template/Storyboard1.ott" meta:date="2015-07-30T11:03:13.554000000"/>
  </office:meta>
</office:document-meta>
</file>